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30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30.00pt" fo:font-weight="normal" fo:font-family="Candles" style:font-family-asian="Candles" style:font-family-complex="Candles" fo:background-color="transparent" fo:color="#f79646"/>
    </style:style>
    <style:style style:name="T3" style:family="text">
      <style:text-properties fo:font-size="30.00pt" fo:font-weight="normal" fo:font-family="Candles" style:font-family-asian="Candles" style:font-family-complex="Candles" fo:background-color="transparent" fo:color="#00ff40"/>
    </style:style>
    <style:style style:name="T4" style:family="text">
      <style:text-properties fo:font-size="30.00pt" fo:font-weight="normal" fo:font-family="Candles" style:font-family-asian="Candles" style:font-family-complex="Candles" fo:background-color="transparent" fo:color="#4bacc6"/>
    </style:style>
    <style:style style:name="T5" style:family="text">
      <style:text-properties fo:font-size="30.00pt" fo:font-weight="normal" fo:font-family="Candles" style:font-family-asian="Candles" style:font-family-complex="Candles" fo:background-color="transparent" fo:color="#9bbb59"/>
    </style:style>
    <style:style style:name="T6" style:family="text">
      <style:text-properties fo:font-size="30.00pt" fo:font-weight="normal" fo:font-family="Candles" style:font-family-asian="Candles" style:font-family-complex="Candles" fo:background-color="transparent" style:use-window-font-color="true"/>
    </style:style>
    <style:style style:name="T7" style:family="text">
      <style:text-properties fo:font-size="30.00pt" fo:font-weight="normal" fo:font-family="Candles" style:font-family-asian="Candles" style:font-family-complex="Candles" fo:background-color="transparent" fo:color="#9b00d3"/>
    </style:style>
    <style:style style:name="T8" style:family="text">
      <style:text-properties fo:font-size="30.00pt" fo:font-weight="normal" fo:font-family="Candles" style:font-family-asian="Candles" style:font-family-complex="Candles" fo:background-color="transparent" fo:color="#ff0000"/>
    </style:style>
    <style:style style:name="T9" style:family="text">
      <style:text-properties fo:font-size="30.00pt" fo:font-weight="normal" fo:font-family="Candles" style:font-family-asian="Candles" style:font-family-complex="Candles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><text:s text:c="19"/></text:span><text:span text:style-name="T2">P</text:span><text:span text:style-name="T3">U</text:span><text:span text:style-name="T4">N</text:span><text:span text:style-name="T5">G</text:span><text:span text:style-name="T6">I</text:span><text:span text:style-name="T7">E</text:span><text:span text:style-name="T8">S</text:span><text:span text:style-name="T9"/></text:p>
      <text:p text:style-name="P1"><text:span text:style-name="T9"/></text:p>
      <text:p text:style-name="P1"><text:span text:style-name="T10">Il fantastico mondo dei Pungies!!</text:span></text:p>
      <text:p text:style-name="P1"><text:span text:style-name="T10">p.s. Costa Recion</text:span></text:p>
      <text:p text:style-name="P1"><text:span text:style-name="T11"/></text:p>
      <text:p text:style-name="P1"><text:span text:style-name="T11">Cosa un pungie può fare:</text:span><text:span text:style-name="T12"/></text:p>
      <text:p text:style-name="P1"><text:span text:style-name="T12">-mandare a fanculo costa e in generale i suoi programmatori;</text:span></text:p>
      <text:p text:style-name="P1"><text:span text:style-name="T12">-mangiare;</text:span></text:p>
      <text:p text:style-name="P1"><text:span text:style-name="T12">-bere;</text:span></text:p>
      <text:p text:style-name="P1"><text:span text:style-name="T12">-dormire;</text:span></text:p>
      <text:p text:style-name="P1"><text:span text:style-name="T12">-bagno(?);</text:span></text:p>
      <text:p text:style-name="P1"><text:span text:style-name="T13">Attività opzionali/secondarie:</text:span><text:span text:style-name="T14"/></text:p>
      <text:p text:style-name="P1"><text:span text:style-name="T14">-palestra(cambio fisico);</text:span></text:p>
      <text:p text:style-name="P1"><text:span text:style-name="T14">-diversi tipi di giochi;</text:span></text:p>
      <text:p text:style-name="P1"><text:span text:style-name="T14">-sauna;</text:span></text:p>
      <text:p text:style-name="P1"><text:span text:style-name="T14">-passaggiare;</text:span></text:p>
      <text:p text:style-name="P1"><text:span text:style-name="T14">-musicplayer personalizzato(pungie che balla);</text:span></text:p>
      <text:p text:style-name="P1"><text:span text:style-name="T14"/></text:p>
      <text:p text:style-name="P1"><text:span text:style-name="T15">Fisica del pungie:</text:span></text:p>
      <text:p text:style-name="P1"><text:span text:style-name="T16">-vari occhi;</text:span></text:p>
      <text:p text:style-name="P1"><text:span text:style-name="T16">-varie braccia;</text:span></text:p>
      <text:p text:style-name="P1"><text:span text:style-name="T16">-piedi(?);</text:span></text:p>
      <text:p text:style-name="P1"><text:span text:style-name="T16">-capelli(massimo assortimento e permanente like costa);</text:span></text:p>
      <text:p text:style-name="P1"><text:span text:style-name="T16">-orecchie(varie forme e misure);</text:span></text:p>
      <text:p text:style-name="P1"><text:span text:style-name="T16">-nasi(massimo assortimento);</text:span></text:p>
      <text:p text:style-name="P1"><text:span text:style-name="T16">-sopracciglia(massimo assortimento sopratutto monosopraciglia e sopraciglia icona<text:s text:c="17"/>hollister);</text:span></text:p>
      <text:p text:style-name="P1"><text:span text:style-name="T16"/></text:p>
      <text:p text:style-name="P1"><text:span text:style-name="T17">Upgrade e livelli:</text:span></text:p>
      <text:p text:style-name="P1"><text:span text:style-name="T17">premi per l'avanzamento:</text:span><text:span text:style-name="T18"/></text:p>
      <text:p text:style-name="P1"><text:span text:style-name="T18">-un pezzettino di pungie;</text:span></text:p>
      <text:p text:style-name="P1"><text:span text:style-name="T18">-sblocchi nuovi oggetti(item fisici,item giocabili,colori,attività);</text:span></text:p>
      <text:p text:style-name="P1"><text:span text:style-name="T18">-robe fighe per livelli alti;</text:span></text:p>
      <text:p text:style-name="P1"><text:span text:style-name="T18">-</text:span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